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EvgenyaD/ARTSHOP.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21:54:22.463000000</meta:creation-date>
    <dc:date>2023-05-30T01:00:10.753000000</dc:date>
    <meta:editing-duration>PT3H5M48S</meta:editing-duration>
    <meta:editing-cycles>1</meta:editing-cycles>
    <meta:document-statistic meta:table-count="0" meta:image-count="0" meta:object-count="0" meta:page-count="1" meta:paragraph-count="1" meta:word-count="1" meta:character-count="39" meta:non-whitespace-character-count="39"/>
    <meta:generator>EasyOffice/7.5.0.3.0$Windows_X86_64 LibreOffice_project/05980a1173aba1d90dea3e57af5a30614ff95426</meta:generator>
  </office:meta>
</office:document-meta>
</file>